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540000033F722AE899.jpg"/>
  <manifest:file-entry manifest:media-type="image/jpeg" manifest:full-path="Pictures/100000000000025600000061138DAA73.jpg"/>
  <manifest:file-entry manifest:media-type="image/png" manifest:full-path="Pictures/1000000000000DD5000009CF79356672.png"/>
  <manifest:file-entry manifest:media-type="image/jpeg" manifest:full-path="Pictures/10000000000003E9000002EE231B17C5.jpg"/>
  <manifest:file-entry manifest:media-type="image/jpeg" manifest:full-path="Pictures/10000000000003FB000002FC961A785F.jpg"/>
  <manifest:file-entry manifest:media-type="image/jpeg" manifest:full-path="Pictures/10000000000004540000033F23460E36.jpg"/>
  <manifest:file-entry manifest:media-type="image/jpeg" manifest:full-path="Pictures/100000000000037C0000029CA3C17E39.jpg"/>
  <manifest:file-entry manifest:media-type="image/jpeg" manifest:full-path="Pictures/10000000000004540000033F73A35A8B.jpg"/>
  <manifest:file-entry manifest:media-type="image/jpeg" manifest:full-path="Pictures/10000000000004540000033F6600DFBC.jpg"/>
  <manifest:file-entry manifest:media-type="image/png" manifest:full-path="Pictures/100002010000011A00000190B38E0892.png"/>
  <manifest:file-entry manifest:media-type="image/jpeg" manifest:full-path="Pictures/100000000000033F0000026FC9E49E94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塗と線のない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0%" style:mirror="none" style:protect="position size"/>
    </style:style>
    <style:style style:name="gr2" style:family="graphic" style:parent-style-name="standard">
      <style:graphic-properties draw:stroke="none" svg:stroke-color="#000000" draw:fill="none" draw:fill-color="#ffffff" fo:min-height="4.934cm"/>
    </style:style>
    <style:style style:name="gr3" style:family="graphic" style:parent-style-name="standard">
      <style:graphic-properties draw:stroke="none" draw:fill="none" fo:min-height="1.042cm"/>
    </style:style>
    <style:style style:name="gr4" style:family="graphic" style:parent-style-name="塗と線のない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塗と線のない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たぬき油性マジック" style:font-pitch="variable" fo:font-size="72pt" style:font-family-asian="たぬき油性マジック" style:font-pitch-asian="variable" style:font-size-asian="72pt" style:font-size-complex="72pt"/>
    </style:style>
    <style:style style:name="P3" style:family="paragraph">
      <style:paragraph-properties fo:text-align="start"/>
    </style:style>
    <style:style style:name="T1" style:family="text">
      <style:text-properties fo:font-family="たぬき油性マジック" style:font-pitch="variable" fo:font-size="80pt" style:font-family-asian="たぬき油性マジック" style:font-pitch-asian="variable" style:font-size-asian="80pt" style:font-size-complex="80pt"/>
    </style:style>
    <style:style style:name="T2" style:family="text">
      <style:text-properties fo:font-family="たぬき油性マジック" style:font-pitch="variable" fo:font-size="66pt" style:font-family-asian="たぬき油性マジック" style:font-pitch-asian="variable" style:font-size-asian="66pt" style:font-size-complex="6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9.7cm" svg:height="21cm" svg:x="0cm" svg:y="0cm">
          <draw:image xlink:href="Pictures/1000000000000DD5000009CF79356672.png" xlink:type="simple" xlink:show="embed" xlink:actuate="onLoad">
            <text:p/>
          </draw:image>
        </draw:frame>
        <draw:frame draw:style-name="gr2" draw:text-style-name="P2" draw:layer="layout" svg:width="17.45cm" svg:height="5.403cm" svg:x="1.05cm" svg:y="0.966cm">
          <draw:text-box>
            <text:p text:style-name="P1"><text:span text:style-name="T1">秋葉原無線部</text:span></text:p>
            <text:p text:style-name="P1"><text:span text:style-name="T2">出展者募集</text:span></text:p>
          </draw:text-box>
        </draw:frame>
        <draw:frame draw:style-name="gr3" draw:text-style-name="P1" draw:layer="layout" svg:width="27.7cm" svg:height="1.517cm" svg:x="1cm" svg:y="6.008cm">
          <draw:text-box>
            <text:p text:style-name="P1"><text:span text:style-name="T3">2019</text:span><text:span text:style-name="T3">年</text:span><text:span text:style-name="T3">8</text:span><text:span text:style-name="T3">月</text:span><text:span text:style-name="T3">31</text:span><text:span text:style-name="T3">日（土）・</text:span><text:span text:style-name="T3">9</text:span><text:span text:style-name="T3">月</text:span><text:span text:style-name="T3">1</text:span><text:span text:style-name="T3">日（日）東京ビッグサイト南</text:span><text:span text:style-name="T3">3,4</text:span></text:p>
          </draw:text-box>
        </draw:frame>
        <draw:frame draw:style-name="gr4" draw:text-style-name="P1" draw:layer="layout" svg:width="8.271cm" svg:height="11.732cm" svg:x="21.739cm" svg:y="9.7cm">
          <draw:image xlink:href="Pictures/100002010000011A00000190B38E0892.png" xlink:type="simple" xlink:show="embed" xlink:actuate="onLoad">
            <text:p/>
          </draw:image>
        </draw:frame>
        <draw:frame draw:style-name="gr5" draw:text-style-name="P1" draw:layer="layout" svg:width="9.869cm" svg:height="1.6cm" svg:x="18.831cm" svg:y="2.8cm">
          <draw:image xlink:href="Pictures/100000000000025600000061138DAA73.jpg" xlink:type="simple" xlink:show="embed" xlink:actuate="onLoad">
            <text:p/>
          </draw:image>
        </draw:frame>
        <draw:rect draw:style-name="gr6" draw:text-style-name="P3" draw:layer="layout" svg:width="27.7cm" svg:height="6cm" svg:x="1cm" svg:y="7.35cm">
          <text:p text:style-name="P3">・アマチュア無線を中心とした、電気電子工作系のイベントです。</text:p>
          <text:p text:style-name="P3">・出展費用が高いので、一緒に出展参加してくれる仲間を募集します。</text:p>
          <text:p text:style-name="P3">・出展内容: 自作機器、工作キット、同人誌、その他ジャンク類の展示販売</text:p>
          <text:p text:style-name="P3"><text:s text:c="2"/>秋葉原の文化,コンテンツ等PR活動、新旧世代の異文化交流、電気街の振興活動など。</text:p>
          <text:p text:style-name="P1"><text:span text:style-name="T4"/></text:p>
          <text:p text:style-name="P1"><text:span text:style-name="T5">詳しくは <text:s/></text:span><text:span text:style-name="T6">http://cqakiba.tokyo/</text:span><text:span text:style-name="T5"> ☆</text:span><text:span text:style-name="T5">参加希望の方は、</text:span><text:span text:style-name="T5">Twipla</text:span><text:span text:style-name="T5">へ登録お願いします☆</text:span></text:p>
        </draw:rect>
        <draw:frame draw:style-name="gr5" draw:text-style-name="P1" draw:layer="layout" svg:width="5.332cm" svg:height="4cm" svg:x="6.401cm" svg:y="16cm">
          <draw:image xlink:href="Pictures/100000000000033F0000026FC9E49E94.jpg" xlink:type="simple" xlink:show="embed" xlink:actuate="onLoad">
            <text:p/>
          </draw:image>
        </draw:frame>
        <draw:frame draw:style-name="gr5" draw:text-style-name="P1" draw:layer="layout" svg:width="5.332cm" svg:height="4cm" svg:x="11.8cm" svg:y="11.9cm">
          <draw:image xlink:href="Pictures/10000000000004540000033F23460E36.jpg" xlink:type="simple" xlink:show="embed" xlink:actuate="onLoad">
            <text:p/>
          </draw:image>
        </draw:frame>
        <draw:frame draw:style-name="gr5" draw:text-style-name="P1" draw:layer="layout" svg:width="5.332cm" svg:height="4cm" svg:x="6.4cm" svg:y="11.9cm">
          <draw:image xlink:href="Pictures/10000000000004540000033F722AE899.jpg" xlink:type="simple" xlink:show="embed" xlink:actuate="onLoad">
            <text:p/>
          </draw:image>
        </draw:frame>
        <draw:frame draw:style-name="gr5" draw:text-style-name="P1" draw:layer="layout" svg:width="5.332cm" svg:height="4cm" svg:x="11.8cm" svg:y="16cm">
          <draw:image xlink:href="Pictures/10000000000003FB000002FC961A785F.jpg" xlink:type="simple" xlink:show="embed" xlink:actuate="onLoad">
            <text:p/>
          </draw:image>
        </draw:frame>
        <draw:frame draw:style-name="gr5" draw:text-style-name="P1" draw:layer="layout" svg:width="5.332cm" svg:height="4cm" svg:x="1cm" svg:y="11.9cm">
          <draw:image xlink:href="Pictures/10000000000003E9000002EE231B17C5.jpg" xlink:type="simple" xlink:show="embed" xlink:actuate="onLoad">
            <text:p/>
          </draw:image>
        </draw:frame>
        <draw:frame draw:style-name="gr5" draw:text-style-name="P1" draw:layer="layout" svg:width="5.332cm" svg:height="4cm" svg:x="1cm" svg:y="16cm">
          <draw:image xlink:href="Pictures/10000000000004540000033F73A35A8B.jpg" xlink:type="simple" xlink:show="embed" xlink:actuate="onLoad">
            <text:p/>
          </draw:image>
        </draw:frame>
        <draw:frame draw:style-name="gr5" draw:text-style-name="P1" draw:layer="layout" svg:width="5.33cm" svg:height="4cm" svg:x="17.2cm" svg:y="11.9cm">
          <draw:image xlink:href="Pictures/10000000000004540000033F6600DFBC.jpg" xlink:type="simple" xlink:show="embed" xlink:actuate="onLoad">
            <text:p/>
          </draw:image>
        </draw:frame>
        <draw:frame draw:style-name="gr5" draw:text-style-name="P1" draw:layer="layout" svg:width="5.34cm" svg:height="4cm" svg:x="17.2cm" svg:y="16cm">
          <draw:image xlink:href="Pictures/100000000000037C0000029CA3C17E39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8-17T16:06:57.97</meta:creation-date>
    <meta:editing-duration>P5DT14H53M37S</meta:editing-duration>
    <meta:editing-cycles>5</meta:editing-cycles>
    <meta:generator>OpenOffice/4.1.5$Win32 OpenOffice.org_project/415m1$Build-9789</meta:generator>
    <meta:initial-creator>Kobayashi Daisuke</meta:initial-creator>
    <dc:date>2019-05-27T06:05:29.51</dc:date>
    <dc:creator>Kobayashi Daisuke</dc:creator>
    <meta:printed-by>Kobayashi Daisuke</meta:printed-by>
    <meta:print-date>2018-08-18T19:36:20.51</meta:print-date>
    <meta:document-statistic meta:object-count="14"/>
  </office:meta>
</office:document-meta>
</file>